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in" table:style-name="ta1">
        <table:table-column table:style-name="co1" table:number-columns-repeated="1024" table:default-cell-style-name="ce1"/>
        <table:table-row table:style-name="ro1">
          <table:table-cell office:value-type="float" office:value="1611038214978" calcext:value-type="float">
            <text:p>1611038214978</text:p>
          </table:table-cell>
          <table:table-cell office:value-type="float" office:value="1611038234625" calcext:value-type="float">
            <text:p>161103823462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B1]-[.A1]" office:value-type="float" office:value="19647" calcext:value-type="float">
            <text:p>19647</text:p>
          </table:table-cell>
          <table:table-cell table:number-columns-repeated="1019"/>
        </table:table-row>
        <table:table-row table:style-name="ro1">
          <table:table-cell office:value-type="float" office:value="1611038234694" calcext:value-type="float">
            <text:p>1611038234694</text:p>
          </table:table-cell>
          <table:table-cell office:value-type="float" office:value="1611038241335" calcext:value-type="float">
            <text:p>161103824133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B2]-[.A2]" office:value-type="float" office:value="6641" calcext:value-type="float">
            <text:p>6641</text:p>
          </table:table-cell>
          <table:table-cell table:number-columns-repeated="1019"/>
        </table:table-row>
        <table:table-row table:style-name="ro1">
          <table:table-cell office:value-type="float" office:value="1611038244722" calcext:value-type="float">
            <text:p>1611038244722</text:p>
          </table:table-cell>
          <table:table-cell office:value-type="float" office:value="1611038250297" calcext:value-type="float">
            <text:p>161103825029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B3]-[.A3]" office:value-type="float" office:value="5575" calcext:value-type="float">
            <text:p>5575</text:p>
          </table:table-cell>
          <table:table-cell table:number-columns-repeated="1019"/>
        </table:table-row>
        <table:table-row table:style-name="ro1">
          <table:table-cell office:value-type="float" office:value="1611038251446" calcext:value-type="float">
            <text:p>1611038251446</text:p>
          </table:table-cell>
          <table:table-cell office:value-type="float" office:value="1611038257103" calcext:value-type="float">
            <text:p>161103825710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B4]-[.A4]" office:value-type="float" office:value="5657" calcext:value-type="float">
            <text:p>5657</text:p>
          </table:table-cell>
          <table:table-cell table:number-columns-repeated="1019"/>
        </table:table-row>
        <table:table-row table:style-name="ro1">
          <table:table-cell office:value-type="float" office:value="1611038257122" calcext:value-type="float">
            <text:p>1611038257122</text:p>
          </table:table-cell>
          <table:table-cell office:value-type="float" office:value="1611038262605" calcext:value-type="float">
            <text:p>161103826260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B5]-[.A5]" office:value-type="float" office:value="5483" calcext:value-type="float">
            <text:p>5483</text:p>
          </table:table-cell>
          <table:table-cell table:number-columns-repeated="1019"/>
        </table:table-row>
        <table:table-row table:style-name="ro1">
          <table:table-cell office:value-type="float" office:value="1611038262621" calcext:value-type="float">
            <text:p>1611038262621</text:p>
          </table:table-cell>
          <table:table-cell office:value-type="float" office:value="1611038268180" calcext:value-type="float">
            <text:p>161103826818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B6]-[.A6]" office:value-type="float" office:value="5559" calcext:value-type="float">
            <text:p>5559</text:p>
          </table:table-cell>
          <table:table-cell table:number-columns-repeated="1019"/>
        </table:table-row>
        <table:table-row table:style-name="ro1">
          <table:table-cell office:value-type="float" office:value="1611038268198" calcext:value-type="float">
            <text:p>1611038268198</text:p>
          </table:table-cell>
          <table:table-cell office:value-type="float" office:value="1611038273869" calcext:value-type="float">
            <text:p>161103827386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B7]-[.A7]" office:value-type="float" office:value="5671" calcext:value-type="float">
            <text:p>5671</text:p>
          </table:table-cell>
          <table:table-cell table:number-columns-repeated="1019"/>
        </table:table-row>
        <table:table-row table:style-name="ro1">
          <table:table-cell office:value-type="float" office:value="1611038273888" calcext:value-type="float">
            <text:p>1611038273888</text:p>
          </table:table-cell>
          <table:table-cell office:value-type="float" office:value="1611038279328" calcext:value-type="float">
            <text:p>161103827932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B8]-[.A8]" office:value-type="float" office:value="5440" calcext:value-type="float">
            <text:p>5440</text:p>
          </table:table-cell>
          <table:table-cell table:number-columns-repeated="1019"/>
        </table:table-row>
        <table:table-row table:style-name="ro1">
          <table:table-cell office:value-type="float" office:value="1611038279348" calcext:value-type="float">
            <text:p>1611038279348</text:p>
          </table:table-cell>
          <table:table-cell office:value-type="float" office:value="1611038284759" calcext:value-type="float">
            <text:p>161103828475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B9]-[.A9]" office:value-type="float" office:value="5411" calcext:value-type="float">
            <text:p>5411</text:p>
          </table:table-cell>
          <table:table-cell table:number-columns-repeated="1019"/>
        </table:table-row>
        <table:table-row table:style-name="ro1">
          <table:table-cell office:value-type="float" office:value="1611038284777" calcext:value-type="float">
            <text:p>1611038284777</text:p>
          </table:table-cell>
          <table:table-cell office:value-type="float" office:value="1611038290307" calcext:value-type="float">
            <text:p>161103829030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B10]-[.A10]" office:value-type="float" office:value="5530" calcext:value-type="float">
            <text:p>5530</text:p>
          </table:table-cell>
          <table:table-cell table:number-columns-repeated="1019"/>
        </table:table-row>
        <table:table-row table:style-name="ro1">
          <table:table-cell office:value-type="float" office:value="1611038290322" calcext:value-type="float">
            <text:p>1611038290322</text:p>
          </table:table-cell>
          <table:table-cell office:value-type="float" office:value="1611038295827" calcext:value-type="float">
            <text:p>161103829582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B11]-[.A11]" office:value-type="float" office:value="5505" calcext:value-type="float">
            <text:p>5505</text:p>
          </table:table-cell>
          <table:table-cell table:number-columns-repeated="1019"/>
        </table:table-row>
        <table:table-row table:style-name="ro1">
          <table:table-cell office:value-type="float" office:value="1611038295845" calcext:value-type="float">
            <text:p>1611038295845</text:p>
          </table:table-cell>
          <table:table-cell office:value-type="float" office:value="1611038301293" calcext:value-type="float">
            <text:p>161103830129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B12]-[.A12]" office:value-type="float" office:value="5448" calcext:value-type="float">
            <text:p>5448</text:p>
          </table:table-cell>
          <table:table-cell table:number-columns-repeated="1019"/>
        </table:table-row>
        <table:table-row table:style-name="ro1">
          <table:table-cell office:value-type="float" office:value="1611038301311" calcext:value-type="float">
            <text:p>1611038301311</text:p>
          </table:table-cell>
          <table:table-cell office:value-type="float" office:value="1611038306672" calcext:value-type="float">
            <text:p>161103830667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B13]-[.A13]" office:value-type="float" office:value="5361" calcext:value-type="float">
            <text:p>5361</text:p>
          </table:table-cell>
          <table:table-cell table:number-columns-repeated="1019"/>
        </table:table-row>
        <table:table-row table:style-name="ro1">
          <table:table-cell office:value-type="float" office:value="1611038306691" calcext:value-type="float">
            <text:p>1611038306691</text:p>
          </table:table-cell>
          <table:table-cell office:value-type="float" office:value="1611038312179" calcext:value-type="float">
            <text:p>161103831217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B14]-[.A14]" office:value-type="float" office:value="5488" calcext:value-type="float">
            <text:p>5488</text:p>
          </table:table-cell>
          <table:table-cell table:number-columns-repeated="1019"/>
        </table:table-row>
        <table:table-row table:style-name="ro1">
          <table:table-cell office:value-type="float" office:value="1611038312198" calcext:value-type="float">
            <text:p>1611038312198</text:p>
          </table:table-cell>
          <table:table-cell office:value-type="float" office:value="1611038317716" calcext:value-type="float">
            <text:p>1611038317716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B15]-[.A15]" office:value-type="float" office:value="5518" calcext:value-type="float">
            <text:p>5518</text:p>
          </table:table-cell>
          <table:table-cell table:number-columns-repeated="1019"/>
        </table:table-row>
        <table:table-row table:style-name="ro1">
          <table:table-cell office:value-type="float" office:value="1611038317735" calcext:value-type="float">
            <text:p>1611038317735</text:p>
          </table:table-cell>
          <table:table-cell office:value-type="float" office:value="1611038323200" calcext:value-type="float">
            <text:p>161103832320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B16]-[.A16]" office:value-type="float" office:value="5465" calcext:value-type="float">
            <text:p>5465</text:p>
          </table:table-cell>
          <table:table-cell table:number-columns-repeated="1019"/>
        </table:table-row>
        <table:table-row table:style-name="ro1">
          <table:table-cell office:value-type="float" office:value="1611038323216" calcext:value-type="float">
            <text:p>1611038323216</text:p>
          </table:table-cell>
          <table:table-cell office:value-type="float" office:value="1611038328576" calcext:value-type="float">
            <text:p>161103832857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B17]-[.A17]" office:value-type="float" office:value="5360" calcext:value-type="float">
            <text:p>5360</text:p>
          </table:table-cell>
          <table:table-cell table:number-columns-repeated="1019"/>
        </table:table-row>
        <table:table-row table:style-name="ro1">
          <table:table-cell office:value-type="float" office:value="1611038328655" calcext:value-type="float">
            <text:p>1611038328655</text:p>
          </table:table-cell>
          <table:table-cell office:value-type="float" office:value="1611038339236" calcext:value-type="float">
            <text:p>161103833923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B18]-[.A18]" office:value-type="float" office:value="10581" calcext:value-type="float">
            <text:p>10581</text:p>
          </table:table-cell>
          <table:table-cell table:number-columns-repeated="1019"/>
        </table:table-row>
        <table:table-row table:style-name="ro1">
          <table:table-cell office:value-type="float" office:value="1611038339312" calcext:value-type="float">
            <text:p>1611038339312</text:p>
          </table:table-cell>
          <table:table-cell office:value-type="float" office:value="1611038369166" calcext:value-type="float">
            <text:p>161103836916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B19]-[.A19]" office:value-type="float" office:value="29854" calcext:value-type="float">
            <text:p>29854</text:p>
          </table:table-cell>
          <table:table-cell table:number-columns-repeated="1019"/>
        </table:table-row>
        <table:table-row table:style-name="ro1">
          <table:table-cell office:value-type="float" office:value="1611038369305" calcext:value-type="float">
            <text:p>1611038369305</text:p>
          </table:table-cell>
          <table:table-cell office:value-type="float" office:value="1611038391587" calcext:value-type="float">
            <text:p>161103839158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B20]-[.A20]" office:value-type="float" office:value="22282" calcext:value-type="float">
            <text:p>22282</text:p>
          </table:table-cell>
          <table:table-cell table:number-columns-repeated="1019"/>
        </table:table-row>
        <table:table-row table:style-name="ro1">
          <table:table-cell office:value-type="float" office:value="1611038391671" calcext:value-type="float">
            <text:p>1611038391671</text:p>
          </table:table-cell>
          <table:table-cell office:value-type="float" office:value="1611038414031" calcext:value-type="float">
            <text:p>161103841403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B21]-[.A21]" office:value-type="float" office:value="22360" calcext:value-type="float">
            <text:p>22360</text:p>
          </table:table-cell>
          <table:table-cell table:number-columns-repeated="1019"/>
        </table:table-row>
        <table:table-row table:style-name="ro1">
          <table:table-cell office:value-type="float" office:value="1611038414106" calcext:value-type="float">
            <text:p>1611038414106</text:p>
          </table:table-cell>
          <table:table-cell office:value-type="float" office:value="1611038433234" calcext:value-type="float">
            <text:p>161103843323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B22]-[.A22]" office:value-type="float" office:value="19128" calcext:value-type="float">
            <text:p>19128</text:p>
          </table:table-cell>
          <table:table-cell table:number-columns-repeated="1019"/>
        </table:table-row>
        <table:table-row table:style-name="ro1">
          <table:table-cell office:value-type="float" office:value="1611038433319" calcext:value-type="float">
            <text:p>1611038433319</text:p>
          </table:table-cell>
          <table:table-cell office:value-type="float" office:value="1611038438541" calcext:value-type="float">
            <text:p>161103843854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B23]-[.A23]" office:value-type="float" office:value="5222" calcext:value-type="float">
            <text:p>5222</text:p>
          </table:table-cell>
          <table:table-cell table:number-columns-repeated="1019"/>
        </table:table-row>
        <table:table-row table:style-name="ro1">
          <table:table-cell office:value-type="float" office:value="1611038438564" calcext:value-type="float">
            <text:p>1611038438564</text:p>
          </table:table-cell>
          <table:table-cell office:value-type="float" office:value="1611038451100" calcext:value-type="float">
            <text:p>161103845110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B24]-[.A24]" office:value-type="float" office:value="12536" calcext:value-type="float">
            <text:p>12536</text:p>
          </table:table-cell>
          <table:table-cell table:number-columns-repeated="1019"/>
        </table:table-row>
        <table:table-row table:style-name="ro1">
          <table:table-cell office:value-type="float" office:value="1611038451131" calcext:value-type="float">
            <text:p>1611038451131</text:p>
          </table:table-cell>
          <table:table-cell office:value-type="float" office:value="1611038468456" calcext:value-type="float">
            <text:p>161103846845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[.B25]-[.A25]" office:value-type="float" office:value="17325" calcext:value-type="float">
            <text:p>17325</text:p>
          </table:table-cell>
          <table:table-cell table:number-columns-repeated="1019"/>
        </table:table-row>
        <table:table-row table:style-name="ro1">
          <table:table-cell office:value-type="float" office:value="1611038468529" calcext:value-type="float">
            <text:p>1611038468529</text:p>
          </table:table-cell>
          <table:table-cell office:value-type="float" office:value="1611038493076" calcext:value-type="float">
            <text:p>161103849307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B26]-[.A26]" office:value-type="float" office:value="24547" calcext:value-type="float">
            <text:p>24547</text:p>
          </table:table-cell>
          <table:table-cell table:number-columns-repeated="1019"/>
        </table:table-row>
        <table:table-row table:style-name="ro1">
          <table:table-cell office:value-type="float" office:value="1611038493210" calcext:value-type="float">
            <text:p>1611038493210</text:p>
          </table:table-cell>
          <table:table-cell office:value-type="float" office:value="1611038506814" calcext:value-type="float">
            <text:p>161103850681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B27]-[.A27]" office:value-type="float" office:value="13604" calcext:value-type="float">
            <text:p>13604</text:p>
          </table:table-cell>
          <table:table-cell table:number-columns-repeated="1019"/>
        </table:table-row>
        <table:table-row table:style-name="ro1">
          <table:table-cell office:value-type="float" office:value="1611038506871" calcext:value-type="float">
            <text:p>1611038506871</text:p>
          </table:table-cell>
          <table:table-cell office:value-type="float" office:value="1611038529028" calcext:value-type="float">
            <text:p>161103852902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B28]-[.A28]" office:value-type="float" office:value="22157" calcext:value-type="float">
            <text:p>22157</text:p>
          </table:table-cell>
          <table:table-cell table:number-columns-repeated="1019"/>
        </table:table-row>
        <table:table-row table:style-name="ro1">
          <table:table-cell office:value-type="float" office:value="1611038529090" calcext:value-type="float">
            <text:p>1611038529090</text:p>
          </table:table-cell>
          <table:table-cell office:value-type="float" office:value="1611038551057" calcext:value-type="float">
            <text:p>161103855105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[.B29]-[.A29]" office:value-type="float" office:value="21967" calcext:value-type="float">
            <text:p>21967</text:p>
          </table:table-cell>
          <table:table-cell table:number-columns-repeated="1019"/>
        </table:table-row>
        <table:table-row table:style-name="ro1">
          <table:table-cell office:value-type="float" office:value="1611038551118" calcext:value-type="float">
            <text:p>1611038551118</text:p>
          </table:table-cell>
          <table:table-cell office:value-type="float" office:value="1611038572727" calcext:value-type="float">
            <text:p>161103857272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B30]-[.A30]" office:value-type="float" office:value="21609" calcext:value-type="float">
            <text:p>21609</text:p>
          </table:table-cell>
          <table:table-cell table:number-columns-repeated="1019"/>
        </table:table-row>
        <table:table-row table:style-name="ro1">
          <table:table-cell office:value-type="float" office:value="1611038572846" calcext:value-type="float">
            <text:p>1611038572846</text:p>
          </table:table-cell>
          <table:table-cell office:value-type="float" office:value="1611038594315" calcext:value-type="float">
            <text:p>161103859431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B31]-[.A31]" office:value-type="float" office:value="21469" calcext:value-type="float">
            <text:p>21469</text:p>
          </table:table-cell>
          <table:table-cell table:number-columns-repeated="1019"/>
        </table:table-row>
        <table:table-row table:style-name="ro1">
          <table:table-cell office:value-type="float" office:value="1611038594385" calcext:value-type="float">
            <text:p>1611038594385</text:p>
          </table:table-cell>
          <table:table-cell office:value-type="float" office:value="1611038615093" calcext:value-type="float">
            <text:p>161103861509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B32]-[.A32]" office:value-type="float" office:value="20708" calcext:value-type="float">
            <text:p>20708</text:p>
          </table:table-cell>
          <table:table-cell table:number-columns-repeated="1019"/>
        </table:table-row>
        <table:table-row table:style-name="ro1">
          <table:table-cell office:value-type="float" office:value="1611038615152" calcext:value-type="float">
            <text:p>1611038615152</text:p>
          </table:table-cell>
          <table:table-cell office:value-type="float" office:value="1611038638334" calcext:value-type="float">
            <text:p>161103863833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[.B33]-[.A33]" office:value-type="float" office:value="23182" calcext:value-type="float">
            <text:p>23182</text:p>
          </table:table-cell>
          <table:table-cell table:number-columns-repeated="1019"/>
        </table:table-row>
        <table:table-row table:style-name="ro1">
          <table:table-cell office:value-type="float" office:value="1611038638390" calcext:value-type="float">
            <text:p>1611038638390</text:p>
          </table:table-cell>
          <table:table-cell office:value-type="float" office:value="1611038670444" calcext:value-type="float">
            <text:p>161103867044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[.B34]-[.A34]" office:value-type="float" office:value="32054" calcext:value-type="float">
            <text:p>32054</text:p>
          </table:table-cell>
          <table:table-cell table:number-columns-repeated="1019"/>
        </table:table-row>
        <table:table-row table:style-name="ro1">
          <table:table-cell office:value-type="float" office:value="1611038670669" calcext:value-type="float">
            <text:p>1611038670669</text:p>
          </table:table-cell>
          <table:table-cell office:value-type="float" office:value="1611038677032" calcext:value-type="float">
            <text:p>161103867703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[.B35]-[.A35]" office:value-type="float" office:value="6363" calcext:value-type="float">
            <text:p>6363</text:p>
          </table:table-cell>
          <table:table-cell table:number-columns-repeated="1019"/>
        </table:table-row>
        <table:table-row table:style-name="ro1">
          <table:table-cell office:value-type="float" office:value="1611038677048" calcext:value-type="float">
            <text:p>1611038677048</text:p>
          </table:table-cell>
          <table:table-cell office:value-type="float" office:value="1611038682703" calcext:value-type="float">
            <text:p>1611038682703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B36]-[.A36]" office:value-type="float" office:value="5655" calcext:value-type="float">
            <text:p>5655</text:p>
          </table:table-cell>
          <table:table-cell table:number-columns-repeated="1019"/>
        </table:table-row>
        <table:table-row table:style-name="ro1">
          <table:table-cell office:value-type="float" office:value="1611038682827" calcext:value-type="float">
            <text:p>1611038682827</text:p>
          </table:table-cell>
          <table:table-cell office:value-type="float" office:value="1611038688389" calcext:value-type="float">
            <text:p>161103868838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[.B37]-[.A37]" office:value-type="float" office:value="5562" calcext:value-type="float">
            <text:p>5562</text:p>
          </table:table-cell>
          <table:table-cell table:number-columns-repeated="1019"/>
        </table:table-row>
        <table:table-row table:style-name="ro1">
          <table:table-cell office:value-type="float" office:value="1611038688409" calcext:value-type="float">
            <text:p>1611038688409</text:p>
          </table:table-cell>
          <table:table-cell office:value-type="float" office:value="1611038693733" calcext:value-type="float">
            <text:p>161103869373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[.B38]-[.A38]" office:value-type="float" office:value="5324" calcext:value-type="float">
            <text:p>5324</text:p>
          </table:table-cell>
          <table:table-cell table:number-columns-repeated="1019"/>
        </table:table-row>
        <table:table-row table:style-name="ro1">
          <table:table-cell office:value-type="float" office:value="1611038693752" calcext:value-type="float">
            <text:p>1611038693752</text:p>
          </table:table-cell>
          <table:table-cell office:value-type="float" office:value="1611038699407" calcext:value-type="float">
            <text:p>161103869940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[.B39]-[.A39]" office:value-type="float" office:value="5655" calcext:value-type="float">
            <text:p>5655</text:p>
          </table:table-cell>
          <table:table-cell table:number-columns-repeated="1019"/>
        </table:table-row>
        <table:table-row table:style-name="ro1">
          <table:table-cell office:value-type="float" office:value="1611038699427" calcext:value-type="float">
            <text:p>1611038699427</text:p>
          </table:table-cell>
          <table:table-cell office:value-type="float" office:value="1611038705285" calcext:value-type="float">
            <text:p>161103870528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[.B40]-[.A40]" office:value-type="float" office:value="5858" calcext:value-type="float">
            <text:p>5858</text:p>
          </table:table-cell>
          <table:table-cell table:number-columns-repeated="1019"/>
        </table:table-row>
        <table:table-row table:style-name="ro1">
          <table:table-cell office:value-type="float" office:value="1611038705305" calcext:value-type="float">
            <text:p>1611038705305</text:p>
          </table:table-cell>
          <table:table-cell office:value-type="float" office:value="1611038710946" calcext:value-type="float">
            <text:p>161103871094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formula="of:=[.B41]-[.A41]" office:value-type="float" office:value="5641" calcext:value-type="float">
            <text:p>5641</text:p>
          </table:table-cell>
          <table:table-cell table:number-columns-repeated="1019"/>
        </table:table-row>
        <table:table-row table:style-name="ro1">
          <table:table-cell office:value-type="float" office:value="1611038710964" calcext:value-type="float">
            <text:p>1611038710964</text:p>
          </table:table-cell>
          <table:table-cell office:value-type="float" office:value="1611038716645" calcext:value-type="float">
            <text:p>161103871664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[.B42]-[.A42]" office:value-type="float" office:value="5681" calcext:value-type="float">
            <text:p>5681</text:p>
          </table:table-cell>
          <table:table-cell table:number-columns-repeated="1019"/>
        </table:table-row>
        <table:table-row table:style-name="ro1">
          <table:table-cell office:value-type="float" office:value="1611038716664" calcext:value-type="float">
            <text:p>1611038716664</text:p>
          </table:table-cell>
          <table:table-cell office:value-type="float" office:value="1611038721951" calcext:value-type="float">
            <text:p>161103872195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[.B43]-[.A43]" office:value-type="float" office:value="5287" calcext:value-type="float">
            <text:p>5287</text:p>
          </table:table-cell>
          <table:table-cell table:number-columns-repeated="1019"/>
        </table:table-row>
        <table:table-row table:style-name="ro1">
          <table:table-cell office:value-type="float" office:value="1611038722012" calcext:value-type="float">
            <text:p>1611038722012</text:p>
          </table:table-cell>
          <table:table-cell office:value-type="float" office:value="1611038727450" calcext:value-type="float">
            <text:p>161103872745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formula="of:=[.B44]-[.A44]" office:value-type="float" office:value="5438" calcext:value-type="float">
            <text:p>5438</text:p>
          </table:table-cell>
          <table:table-cell table:number-columns-repeated="1019"/>
        </table:table-row>
        <table:table-row table:style-name="ro1">
          <table:table-cell office:value-type="float" office:value="1611038727468" calcext:value-type="float">
            <text:p>1611038727468</text:p>
          </table:table-cell>
          <table:table-cell office:value-type="float" office:value="1611038732876" calcext:value-type="float">
            <text:p>161103873287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formula="of:=[.B45]-[.A45]" office:value-type="float" office:value="5408" calcext:value-type="float">
            <text:p>5408</text:p>
          </table:table-cell>
          <table:table-cell table:number-columns-repeated="1019"/>
        </table:table-row>
        <table:table-row table:style-name="ro1">
          <table:table-cell office:value-type="float" office:value="1611038732896" calcext:value-type="float">
            <text:p>1611038732896</text:p>
          </table:table-cell>
          <table:table-cell office:value-type="float" office:value="1611038738171" calcext:value-type="float">
            <text:p>161103873817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formula="of:=[.B46]-[.A46]" office:value-type="float" office:value="5275" calcext:value-type="float">
            <text:p>5275</text:p>
          </table:table-cell>
          <table:table-cell table:number-columns-repeated="1019"/>
        </table:table-row>
        <table:table-row table:style-name="ro1">
          <table:table-cell office:value-type="float" office:value="1611038738189" calcext:value-type="float">
            <text:p>1611038738189</text:p>
          </table:table-cell>
          <table:table-cell office:value-type="float" office:value="1611038743977" calcext:value-type="float">
            <text:p>161103874397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formula="of:=[.B47]-[.A47]" office:value-type="float" office:value="5788" calcext:value-type="float">
            <text:p>5788</text:p>
          </table:table-cell>
          <table:table-cell table:number-columns-repeated="1019"/>
        </table:table-row>
        <table:table-row table:style-name="ro1">
          <table:table-cell office:value-type="float" office:value="1611038743995" calcext:value-type="float">
            <text:p>1611038743995</text:p>
          </table:table-cell>
          <table:table-cell office:value-type="float" office:value="1611038751289" calcext:value-type="float">
            <text:p>161103875128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[.B48]-[.A48]" office:value-type="float" office:value="7294" calcext:value-type="float">
            <text:p>7294</text:p>
          </table:table-cell>
          <table:table-cell table:number-columns-repeated="1019"/>
        </table:table-row>
        <table:table-row table:style-name="ro1">
          <table:table-cell office:value-type="float" office:value="1611038751370" calcext:value-type="float">
            <text:p>1611038751370</text:p>
          </table:table-cell>
          <table:table-cell office:value-type="float" office:value="1611038773050" calcext:value-type="float">
            <text:p>16110387730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B49]-[.A49]" office:value-type="float" office:value="21680" calcext:value-type="float">
            <text:p>21680</text:p>
          </table:table-cell>
          <table:table-cell table:number-columns-repeated="1019"/>
        </table:table-row>
        <table:table-row table:style-name="ro1">
          <table:table-cell office:value-type="float" office:value="1611038773397" calcext:value-type="float">
            <text:p>1611038773397</text:p>
          </table:table-cell>
          <table:table-cell office:value-type="float" office:value="1611038797818" calcext:value-type="float">
            <text:p>1611038797818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[.B50]-[.A50]" office:value-type="float" office:value="24421" calcext:value-type="float">
            <text:p>24421</text:p>
          </table:table-cell>
          <table:table-cell table:number-columns-repeated="1019"/>
        </table:table-row>
        <table:table-row table:style-name="ro1">
          <table:table-cell office:value-type="float" office:value="1611038797878" calcext:value-type="float">
            <text:p>1611038797878</text:p>
          </table:table-cell>
          <table:table-cell office:value-type="float" office:value="1611038821991" calcext:value-type="float">
            <text:p>161103882199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formula="of:=[.B51]-[.A51]" office:value-type="float" office:value="24113" calcext:value-type="float">
            <text:p>24113</text:p>
          </table:table-cell>
          <table:table-cell table:number-columns-repeated="1019"/>
        </table:table-row>
        <table:table-row table:style-name="ro1">
          <table:table-cell office:value-type="float" office:value="1611038822051" calcext:value-type="float">
            <text:p>1611038822051</text:p>
          </table:table-cell>
          <table:table-cell office:value-type="float" office:value="1611038844624" calcext:value-type="float">
            <text:p>161103884462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formula="of:=[.B52]-[.A52]" office:value-type="float" office:value="22573" calcext:value-type="float">
            <text:p>22573</text:p>
          </table:table-cell>
          <table:table-cell table:number-columns-repeated="1019"/>
        </table:table-row>
        <table:table-row table:style-name="ro1">
          <table:table-cell office:value-type="float" office:value="1611038844690" calcext:value-type="float">
            <text:p>1611038844690</text:p>
          </table:table-cell>
          <table:table-cell office:value-type="float" office:value="1611038868743" calcext:value-type="float">
            <text:p>1611038868743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formula="of:=[.B53]-[.A53]" office:value-type="float" office:value="24053" calcext:value-type="float">
            <text:p>24053</text:p>
          </table:table-cell>
          <table:table-cell table:number-columns-repeated="1019"/>
        </table:table-row>
        <table:table-row table:style-name="ro1">
          <table:table-cell office:value-type="float" office:value="1611038868857" calcext:value-type="float">
            <text:p>1611038868857</text:p>
          </table:table-cell>
          <table:table-cell office:value-type="float" office:value="1611038892498" calcext:value-type="float">
            <text:p>1611038892498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B54]-[.A54]" office:value-type="float" office:value="23641" calcext:value-type="float">
            <text:p>23641</text:p>
          </table:table-cell>
          <table:table-cell table:number-columns-repeated="1019"/>
        </table:table-row>
        <table:table-row table:style-name="ro1">
          <table:table-cell office:value-type="float" office:value="1611038893088" calcext:value-type="float">
            <text:p>1611038893088</text:p>
          </table:table-cell>
          <table:table-cell office:value-type="float" office:value="1611038917212" calcext:value-type="float">
            <text:p>1611038917212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B55]-[.A55]" office:value-type="float" office:value="24124" calcext:value-type="float">
            <text:p>24124</text:p>
          </table:table-cell>
          <table:table-cell table:number-columns-repeated="1019"/>
        </table:table-row>
        <table:table-row table:style-name="ro1">
          <table:table-cell office:value-type="float" office:value="1611038917271" calcext:value-type="float">
            <text:p>1611038917271</text:p>
          </table:table-cell>
          <table:table-cell office:value-type="float" office:value="1611038943440" calcext:value-type="float">
            <text:p>1611038943440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formula="of:=[.B56]-[.A56]" office:value-type="float" office:value="26169" calcext:value-type="float">
            <text:p>26169</text:p>
          </table:table-cell>
          <table:table-cell table:number-columns-repeated="1019"/>
        </table:table-row>
        <table:table-row table:style-name="ro1">
          <table:table-cell office:value-type="float" office:value="1611038943503" calcext:value-type="float">
            <text:p>1611038943503</text:p>
          </table:table-cell>
          <table:table-cell office:value-type="float" office:value="1611038967903" calcext:value-type="float">
            <text:p>1611038967903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formula="of:=[.B57]-[.A57]" office:value-type="float" office:value="24400" calcext:value-type="float">
            <text:p>24400</text:p>
          </table:table-cell>
          <table:table-cell table:number-columns-repeated="1019"/>
        </table:table-row>
        <table:table-row table:style-name="ro1">
          <table:table-cell office:value-type="float" office:value="1611038967976" calcext:value-type="float">
            <text:p>1611038967976</text:p>
          </table:table-cell>
          <table:table-cell office:value-type="float" office:value="1611038989940" calcext:value-type="float">
            <text:p>1611038989940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table:formula="of:=[.B58]-[.A58]" office:value-type="float" office:value="21964" calcext:value-type="float">
            <text:p>21964</text:p>
          </table:table-cell>
          <table:table-cell table:number-columns-repeated="1019"/>
        </table:table-row>
        <table:table-row table:style-name="ro1">
          <table:table-cell office:value-type="float" office:value="1611038990003" calcext:value-type="float">
            <text:p>1611038990003</text:p>
          </table:table-cell>
          <table:table-cell office:value-type="float" office:value="1611039012363" calcext:value-type="float">
            <text:p>1611039012363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formula="of:=[.B59]-[.A59]" office:value-type="float" office:value="22360" calcext:value-type="float">
            <text:p>22360</text:p>
          </table:table-cell>
          <table:table-cell table:number-columns-repeated="1019"/>
        </table:table-row>
        <table:table-row table:style-name="ro1">
          <table:table-cell office:value-type="float" office:value="1611045397445" calcext:value-type="float">
            <text:p>1611045397445</text:p>
          </table:table-cell>
          <table:table-cell office:value-type="float" office:value="1611045403457" calcext:value-type="float">
            <text:p>161104540345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B60]-[.A60]" office:value-type="float" office:value="6012" calcext:value-type="float">
            <text:p>6012</text:p>
          </table:table-cell>
          <table:table-cell table:formula="of:=[.B60]-[.A60]" office:value-type="float" office:value="6012" calcext:value-type="float">
            <text:p>6012</text:p>
          </table:table-cell>
          <table:table-cell table:number-columns-repeated="1018"/>
        </table:table-row>
        <table:table-row table:style-name="ro1">
          <table:table-cell office:value-type="float" office:value="1611045407439" calcext:value-type="float">
            <text:p>1611045407439</text:p>
          </table:table-cell>
          <table:table-cell office:value-type="float" office:value="1611045414125" calcext:value-type="float">
            <text:p>161104541412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B61]-[.A61]" office:value-type="float" office:value="6686" calcext:value-type="float">
            <text:p>6686</text:p>
          </table:table-cell>
          <table:table-cell table:formula="of:=[.B61]-[.A61]" office:value-type="float" office:value="6686" calcext:value-type="float">
            <text:p>6686</text:p>
          </table:table-cell>
          <table:table-cell table:number-columns-repeated="1018"/>
        </table:table-row>
        <table:table-row table:style-name="ro1">
          <table:table-cell office:value-type="float" office:value="1611045417506" calcext:value-type="float">
            <text:p>1611045417506</text:p>
          </table:table-cell>
          <table:table-cell office:value-type="float" office:value="1611045440659" calcext:value-type="float">
            <text:p>161104544065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B62]-[.A62]" office:value-type="float" office:value="23153" calcext:value-type="float">
            <text:p>23153</text:p>
          </table:table-cell>
          <table:table-cell table:formula="of:=[.B62]-[.A62]" office:value-type="float" office:value="23153" calcext:value-type="float">
            <text:p>23153</text:p>
          </table:table-cell>
          <table:table-cell table:number-columns-repeated="1018"/>
        </table:table-row>
        <table:table-row table:style-name="ro1">
          <table:table-cell office:value-type="float" office:value="1611045440724" calcext:value-type="float">
            <text:p>1611045440724</text:p>
          </table:table-cell>
          <table:table-cell office:value-type="float" office:value="1611045463154" calcext:value-type="float">
            <text:p>161104546315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B63]-[.A63]" office:value-type="float" office:value="22430" calcext:value-type="float">
            <text:p>22430</text:p>
          </table:table-cell>
          <table:table-cell table:formula="of:=[.B63]-[.A63]" office:value-type="float" office:value="22430" calcext:value-type="float">
            <text:p>22430</text:p>
          </table:table-cell>
          <table:table-cell table:number-columns-repeated="1018"/>
        </table:table-row>
        <table:table-row table:style-name="ro1">
          <table:table-cell office:value-type="float" office:value="1611045463220" calcext:value-type="float">
            <text:p>1611045463220</text:p>
          </table:table-cell>
          <table:table-cell office:value-type="float" office:value="1611045484656" calcext:value-type="float">
            <text:p>161104548465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B64]-[.A64]" office:value-type="float" office:value="21436" calcext:value-type="float">
            <text:p>21436</text:p>
          </table:table-cell>
          <table:table-cell table:formula="of:=[.B64]-[.A64]" office:value-type="float" office:value="21436" calcext:value-type="float">
            <text:p>21436</text:p>
          </table:table-cell>
          <table:table-cell table:number-columns-repeated="1018"/>
        </table:table-row>
        <table:table-row table:style-name="ro1">
          <table:table-cell office:value-type="float" office:value="1611045518564" calcext:value-type="float">
            <text:p>1611045518564</text:p>
          </table:table-cell>
          <table:table-cell office:value-type="float" office:value="1611045524523" calcext:value-type="float">
            <text:p>161104552452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B65]-[.A65]" office:value-type="float" office:value="5959" calcext:value-type="float">
            <text:p>5959</text:p>
          </table:table-cell>
          <table:table-cell table:formula="of:=[.B65]-[.A65]" office:value-type="float" office:value="5959" calcext:value-type="float">
            <text:p>5959</text:p>
          </table:table-cell>
          <table:table-cell table:number-columns-repeated="1018"/>
        </table:table-row>
        <table:table-row table:style-name="ro1">
          <table:table-cell office:value-type="float" office:value="1611045528562" calcext:value-type="float">
            <text:p>1611045528562</text:p>
          </table:table-cell>
          <table:table-cell office:value-type="float" office:value="1611045533738" calcext:value-type="float">
            <text:p>161104553373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B66]-[.A66]" office:value-type="float" office:value="5176" calcext:value-type="float">
            <text:p>5176</text:p>
          </table:table-cell>
          <table:table-cell table:formula="of:=[.B66]-[.A66]" office:value-type="float" office:value="5176" calcext:value-type="float">
            <text:p>5176</text:p>
          </table:table-cell>
          <table:table-cell table:number-columns-repeated="1018"/>
        </table:table-row>
        <table:table-row table:style-name="ro1">
          <table:table-cell office:value-type="float" office:value="1611045538565" calcext:value-type="float">
            <text:p>1611045538565</text:p>
          </table:table-cell>
          <table:table-cell office:value-type="float" office:value="1611045543873" calcext:value-type="float">
            <text:p>161104554387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B67]-[.A67]" office:value-type="float" office:value="5308" calcext:value-type="float">
            <text:p>5308</text:p>
          </table:table-cell>
          <table:table-cell table:formula="of:=[.B67]-[.A67]" office:value-type="float" office:value="5308" calcext:value-type="float">
            <text:p>5308</text:p>
          </table:table-cell>
          <table:table-cell table:number-columns-repeated="1018"/>
        </table:table-row>
        <table:table-row table:style-name="ro1">
          <table:table-cell office:value-type="float" office:value="1611045548577" calcext:value-type="float">
            <text:p>1611045548577</text:p>
          </table:table-cell>
          <table:table-cell office:value-type="float" office:value="1611045553794" calcext:value-type="float">
            <text:p>161104555379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B68]-[.A68]" office:value-type="float" office:value="5217" calcext:value-type="float">
            <text:p>5217</text:p>
          </table:table-cell>
          <table:table-cell table:formula="of:=[.B68]-[.A68]" office:value-type="float" office:value="5217" calcext:value-type="float">
            <text:p>5217</text:p>
          </table:table-cell>
          <table:table-cell table:number-columns-repeated="1018"/>
        </table:table-row>
        <table:table-row table:style-name="ro1">
          <table:table-cell office:value-type="float" office:value="1611045558581" calcext:value-type="float">
            <text:p>1611045558581</text:p>
          </table:table-cell>
          <table:table-cell office:value-type="float" office:value="1611045563788" calcext:value-type="float">
            <text:p>161104556378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B69]-[.A69]" office:value-type="float" office:value="5207" calcext:value-type="float">
            <text:p>5207</text:p>
          </table:table-cell>
          <table:table-cell table:formula="of:=[.B69]-[.A69]" office:value-type="float" office:value="5207" calcext:value-type="float">
            <text:p>5207</text:p>
          </table:table-cell>
          <table:table-cell table:number-columns-repeated="1018"/>
        </table:table-row>
        <table:table-row table:style-name="ro1">
          <table:table-cell office:value-type="float" office:value="1611045568586" calcext:value-type="float">
            <text:p>1611045568586</text:p>
          </table:table-cell>
          <table:table-cell office:value-type="float" office:value="1611045573779" calcext:value-type="float">
            <text:p>161104557377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B70]-[.A70]" office:value-type="float" office:value="5193" calcext:value-type="float">
            <text:p>5193</text:p>
          </table:table-cell>
          <table:table-cell table:formula="of:=[.B70]-[.A70]" office:value-type="float" office:value="5193" calcext:value-type="float">
            <text:p>5193</text:p>
          </table:table-cell>
          <table:table-cell table:number-columns-repeated="1018"/>
        </table:table-row>
        <table:table-row table:style-name="ro1">
          <table:table-cell office:value-type="float" office:value="1611045578597" calcext:value-type="float">
            <text:p>1611045578597</text:p>
          </table:table-cell>
          <table:table-cell office:value-type="float" office:value="1611045583793" calcext:value-type="float">
            <text:p>161104558379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B71]-[.A71]" office:value-type="float" office:value="5196" calcext:value-type="float">
            <text:p>5196</text:p>
          </table:table-cell>
          <table:table-cell table:formula="of:=[.B71]-[.A71]" office:value-type="float" office:value="5196" calcext:value-type="float">
            <text:p>5196</text:p>
          </table:table-cell>
          <table:table-cell table:number-columns-repeated="1018"/>
        </table:table-row>
        <table:table-row table:style-name="ro1">
          <table:table-cell office:value-type="float" office:value="1611045588605" calcext:value-type="float">
            <text:p>1611045588605</text:p>
          </table:table-cell>
          <table:table-cell office:value-type="float" office:value="1611045593857" calcext:value-type="float">
            <text:p>161104559385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B72]-[.A72]" office:value-type="float" office:value="5252" calcext:value-type="float">
            <text:p>5252</text:p>
          </table:table-cell>
          <table:table-cell table:formula="of:=[.B72]-[.A72]" office:value-type="float" office:value="5252" calcext:value-type="float">
            <text:p>5252</text:p>
          </table:table-cell>
          <table:table-cell table:number-columns-repeated="1018"/>
        </table:table-row>
        <table:table-row table:style-name="ro1">
          <table:table-cell office:value-type="float" office:value="1611045598612" calcext:value-type="float">
            <text:p>1611045598612</text:p>
          </table:table-cell>
          <table:table-cell office:value-type="float" office:value="1611045603923" calcext:value-type="float">
            <text:p>161104560392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B73]-[.A73]" office:value-type="float" office:value="5311" calcext:value-type="float">
            <text:p>5311</text:p>
          </table:table-cell>
          <table:table-cell table:formula="of:=[.B73]-[.A73]" office:value-type="float" office:value="5311" calcext:value-type="float">
            <text:p>5311</text:p>
          </table:table-cell>
          <table:table-cell table:number-columns-repeated="1018"/>
        </table:table-row>
        <table:table-row table:style-name="ro1">
          <table:table-cell office:value-type="float" office:value="1611045608617" calcext:value-type="float">
            <text:p>1611045608617</text:p>
          </table:table-cell>
          <table:table-cell office:value-type="float" office:value="1611045613838" calcext:value-type="float">
            <text:p>161104561383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B74]-[.A74]" office:value-type="float" office:value="5221" calcext:value-type="float">
            <text:p>5221</text:p>
          </table:table-cell>
          <table:table-cell table:formula="of:=[.B74]-[.A74]" office:value-type="float" office:value="5221" calcext:value-type="float">
            <text:p>5221</text:p>
          </table:table-cell>
          <table:table-cell table:number-columns-repeated="1018"/>
        </table:table-row>
        <table:table-row table:style-name="ro1">
          <table:table-cell office:value-type="float" office:value="1611045618621" calcext:value-type="float">
            <text:p>1611045618621</text:p>
          </table:table-cell>
          <table:table-cell office:value-type="float" office:value="1611045623677" calcext:value-type="float">
            <text:p>161104562367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B75]-[.A75]" office:value-type="float" office:value="5056" calcext:value-type="float">
            <text:p>5056</text:p>
          </table:table-cell>
          <table:table-cell table:formula="of:=[.B75]-[.A75]" office:value-type="float" office:value="5056" calcext:value-type="float">
            <text:p>5056</text:p>
          </table:table-cell>
          <table:table-cell table:number-columns-repeated="1018"/>
        </table:table-row>
        <table:table-row table:style-name="ro1">
          <table:table-cell office:value-type="float" office:value="1611045628659" calcext:value-type="float">
            <text:p>1611045628659</text:p>
          </table:table-cell>
          <table:table-cell office:value-type="float" office:value="1611045650737" calcext:value-type="float">
            <text:p>161104565073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B76]-[.A76]" office:value-type="float" office:value="22078" calcext:value-type="float">
            <text:p>22078</text:p>
          </table:table-cell>
          <table:table-cell table:formula="of:=[.B76]-[.A76]" office:value-type="float" office:value="22078" calcext:value-type="float">
            <text:p>22078</text:p>
          </table:table-cell>
          <table:table-cell table:number-columns-repeated="1018"/>
        </table:table-row>
        <table:table-row table:style-name="ro1">
          <table:table-cell office:value-type="float" office:value="1611045650797" calcext:value-type="float">
            <text:p>1611045650797</text:p>
          </table:table-cell>
          <table:table-cell office:value-type="float" office:value="1611045673823" calcext:value-type="float">
            <text:p>161104567382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B77]-[.A77]" office:value-type="float" office:value="23026" calcext:value-type="float">
            <text:p>23026</text:p>
          </table:table-cell>
          <table:table-cell table:formula="of:=[.B77]-[.A77]" office:value-type="float" office:value="23026" calcext:value-type="float">
            <text:p>23026</text:p>
          </table:table-cell>
          <table:table-cell table:number-columns-repeated="1018"/>
        </table:table-row>
        <table:table-row table:style-name="ro1">
          <table:table-cell office:value-type="float" office:value="1611045673882" calcext:value-type="float">
            <text:p>1611045673882</text:p>
          </table:table-cell>
          <table:table-cell office:value-type="float" office:value="1611045695840" calcext:value-type="float">
            <text:p>161104569584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[.B78]-[.A78]" office:value-type="float" office:value="21958" calcext:value-type="float">
            <text:p>21958</text:p>
          </table:table-cell>
          <table:table-cell table:formula="of:=[.B78]-[.A78]" office:value-type="float" office:value="21958" calcext:value-type="float">
            <text:p>21958</text:p>
          </table:table-cell>
          <table:table-cell table:number-columns-repeated="1018"/>
        </table:table-row>
        <table:table-row table:style-name="ro1">
          <table:table-cell office:value-type="float" office:value="1611045695902" calcext:value-type="float">
            <text:p>1611045695902</text:p>
          </table:table-cell>
          <table:table-cell office:value-type="float" office:value="1611045717459" calcext:value-type="float">
            <text:p>161104571745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B79]-[.A79]" office:value-type="float" office:value="21557" calcext:value-type="float">
            <text:p>21557</text:p>
          </table:table-cell>
          <table:table-cell table:formula="of:=[.B79]-[.A79]" office:value-type="float" office:value="21557" calcext:value-type="float">
            <text:p>21557</text:p>
          </table:table-cell>
          <table:table-cell table:number-columns-repeated="1018"/>
        </table:table-row>
        <table:table-row table:style-name="ro1">
          <table:table-cell office:value-type="float" office:value="1611045717520" calcext:value-type="float">
            <text:p>1611045717520</text:p>
          </table:table-cell>
          <table:table-cell office:value-type="float" office:value="1611045739781" calcext:value-type="float">
            <text:p>161104573978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B80]-[.A80]" office:value-type="float" office:value="22261" calcext:value-type="float">
            <text:p>22261</text:p>
          </table:table-cell>
          <table:table-cell table:formula="of:=[.B80]-[.A80]" office:value-type="float" office:value="22261" calcext:value-type="float">
            <text:p>22261</text:p>
          </table:table-cell>
          <table:table-cell table:number-columns-repeated="1018"/>
        </table:table-row>
        <table:table-row table:style-name="ro1">
          <table:table-cell office:value-type="float" office:value="1611045739842" calcext:value-type="float">
            <text:p>1611045739842</text:p>
          </table:table-cell>
          <table:table-cell office:value-type="float" office:value="1611045762392" calcext:value-type="float">
            <text:p>161104576239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[.B81]-[.A81]" office:value-type="float" office:value="22550" calcext:value-type="float">
            <text:p>22550</text:p>
          </table:table-cell>
          <table:table-cell table:formula="of:=[.B81]-[.A81]" office:value-type="float" office:value="22550" calcext:value-type="float">
            <text:p>22550</text:p>
          </table:table-cell>
          <table:table-cell table:number-columns-repeated="1018"/>
        </table:table-row>
        <table:table-row table:style-name="ro1">
          <table:table-cell office:value-type="float" office:value="1611045762451" calcext:value-type="float">
            <text:p>1611045762451</text:p>
          </table:table-cell>
          <table:table-cell office:value-type="float" office:value="1611045784159" calcext:value-type="float">
            <text:p>161104578415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[.B82]-[.A82]" office:value-type="float" office:value="21708" calcext:value-type="float">
            <text:p>21708</text:p>
          </table:table-cell>
          <table:table-cell table:formula="of:=[.B82]-[.A82]" office:value-type="float" office:value="21708" calcext:value-type="float">
            <text:p>21708</text:p>
          </table:table-cell>
          <table:table-cell table:number-columns-repeated="1018"/>
        </table:table-row>
        <table:table-row table:style-name="ro1">
          <table:table-cell office:value-type="float" office:value="1611045784218" calcext:value-type="float">
            <text:p>1611045784218</text:p>
          </table:table-cell>
          <table:table-cell office:value-type="float" office:value="1611045805291" calcext:value-type="float">
            <text:p>161104580529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[.B83]-[.A83]" office:value-type="float" office:value="21073" calcext:value-type="float">
            <text:p>21073</text:p>
          </table:table-cell>
          <table:table-cell table:formula="of:=[.B83]-[.A83]" office:value-type="float" office:value="21073" calcext:value-type="float">
            <text:p>21073</text:p>
          </table:table-cell>
          <table:table-cell table:number-columns-repeated="1018"/>
        </table:table-row>
        <table:table-row table:style-name="ro1">
          <table:table-cell office:value-type="float" office:value="1611045805352" calcext:value-type="float">
            <text:p>1611045805352</text:p>
          </table:table-cell>
          <table:table-cell office:value-type="float" office:value="1611045826419" calcext:value-type="float">
            <text:p>16110458264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B84]-[.A84]" office:value-type="float" office:value="21067" calcext:value-type="float">
            <text:p>21067</text:p>
          </table:table-cell>
          <table:table-cell table:formula="of:=[.B84]-[.A84]" office:value-type="float" office:value="21067" calcext:value-type="float">
            <text:p>21067</text:p>
          </table:table-cell>
          <table:table-cell table:number-columns-repeated="1018"/>
        </table:table-row>
        <table:table-row table:style-name="ro1">
          <table:table-cell office:value-type="float" office:value="1611045827070" calcext:value-type="float">
            <text:p>1611045827070</text:p>
          </table:table-cell>
          <table:table-cell office:value-type="float" office:value="1611045850334" calcext:value-type="float">
            <text:p>161104585033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[.B85]-[.A85]" office:value-type="float" office:value="23264" calcext:value-type="float">
            <text:p>23264</text:p>
          </table:table-cell>
          <table:table-cell table:formula="of:=[.B85]-[.A85]" office:value-type="float" office:value="23264" calcext:value-type="float">
            <text:p>23264</text:p>
          </table:table-cell>
          <table:table-cell table:number-columns-repeated="1018"/>
        </table:table-row>
        <table:table-row table:style-name="ro1">
          <table:table-cell office:value-type="float" office:value="1611045850415" calcext:value-type="float">
            <text:p>1611045850415</text:p>
          </table:table-cell>
          <table:table-cell office:value-type="float" office:value="1611045875851" calcext:value-type="float">
            <text:p>161104587585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[.B86]-[.A86]" office:value-type="float" office:value="25436" calcext:value-type="float">
            <text:p>25436</text:p>
          </table:table-cell>
          <table:table-cell table:formula="of:=[.B86]-[.A86]" office:value-type="float" office:value="25436" calcext:value-type="float">
            <text:p>25436</text:p>
          </table:table-cell>
          <table:table-cell table:number-columns-repeated="1018"/>
        </table:table-row>
        <table:table-row table:style-name="ro1">
          <table:table-cell office:value-type="float" office:value="1611045875913" calcext:value-type="float">
            <text:p>1611045875913</text:p>
          </table:table-cell>
          <table:table-cell office:value-type="float" office:value="1611045898833" calcext:value-type="float">
            <text:p>161104589883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[.B87]-[.A87]" office:value-type="float" office:value="22920" calcext:value-type="float">
            <text:p>22920</text:p>
          </table:table-cell>
          <table:table-cell table:formula="of:=[.B87]-[.A87]" office:value-type="float" office:value="22920" calcext:value-type="float">
            <text:p>22920</text:p>
          </table:table-cell>
          <table:table-cell table:number-columns-repeated="1018"/>
        </table:table-row>
        <table:table-row table:style-name="ro1">
          <table:table-cell office:value-type="float" office:value="1611045898900" calcext:value-type="float">
            <text:p>1611045898900</text:p>
          </table:table-cell>
          <table:table-cell office:value-type="float" office:value="1611045921310" calcext:value-type="float">
            <text:p>161104592131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formula="of:=[.B88]-[.A88]" office:value-type="float" office:value="22410" calcext:value-type="float">
            <text:p>22410</text:p>
          </table:table-cell>
          <table:table-cell table:formula="of:=[.B88]-[.A88]" office:value-type="float" office:value="22410" calcext:value-type="float">
            <text:p>22410</text:p>
          </table:table-cell>
          <table:table-cell table:number-columns-repeated="1018"/>
        </table:table-row>
        <table:table-row table:style-name="ro1">
          <table:table-cell office:value-type="float" office:value="1611045921377" calcext:value-type="float">
            <text:p>1611045921377</text:p>
          </table:table-cell>
          <table:table-cell office:value-type="float" office:value="1611045943015" calcext:value-type="float">
            <text:p>16110459430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[.B89]-[.A89]" office:value-type="float" office:value="21638" calcext:value-type="float">
            <text:p>21638</text:p>
          </table:table-cell>
          <table:table-cell table:formula="of:=[.B89]-[.A89]" office:value-type="float" office:value="21638" calcext:value-type="float">
            <text:p>21638</text:p>
          </table:table-cell>
          <table:table-cell table:number-columns-repeated="1018"/>
        </table:table-row>
        <table:table-row table:style-name="ro1">
          <table:table-cell office:value-type="float" office:value="1611045943076" calcext:value-type="float">
            <text:p>1611045943076</text:p>
          </table:table-cell>
          <table:table-cell office:value-type="float" office:value="1611045967903" calcext:value-type="float">
            <text:p>161104596790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formula="of:=[.B90]-[.A90]" office:value-type="float" office:value="24827" calcext:value-type="float">
            <text:p>24827</text:p>
          </table:table-cell>
          <table:table-cell table:formula="of:=[.B90]-[.A90]" office:value-type="float" office:value="24827" calcext:value-type="float">
            <text:p>24827</text:p>
          </table:table-cell>
          <table:table-cell table:number-columns-repeated="1018"/>
        </table:table-row>
        <table:table-row table:style-name="ro1">
          <table:table-cell office:value-type="float" office:value="1611045967964" calcext:value-type="float">
            <text:p>1611045967964</text:p>
          </table:table-cell>
          <table:table-cell office:value-type="float" office:value="1611045990125" calcext:value-type="float">
            <text:p>161104599012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formula="of:=[.B91]-[.A91]" office:value-type="float" office:value="22161" calcext:value-type="float">
            <text:p>22161</text:p>
          </table:table-cell>
          <table:table-cell table:formula="of:=[.B91]-[.A91]" office:value-type="float" office:value="22161" calcext:value-type="float">
            <text:p>22161</text:p>
          </table:table-cell>
          <table:table-cell table:number-columns-repeated="1018"/>
        </table:table-row>
        <table:table-row table:style-name="ro1">
          <table:table-cell office:value-type="float" office:value="1611045990187" calcext:value-type="float">
            <text:p>1611045990187</text:p>
          </table:table-cell>
          <table:table-cell office:value-type="float" office:value="1611046027623" calcext:value-type="float">
            <text:p>161104602762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formula="of:=[.B92]-[.A92]" office:value-type="float" office:value="37436" calcext:value-type="float">
            <text:p>37436</text:p>
          </table:table-cell>
          <table:table-cell table:formula="of:=[.B92]-[.A92]" office:value-type="float" office:value="37436" calcext:value-type="float">
            <text:p>37436</text:p>
          </table:table-cell>
          <table:table-cell table:number-columns-repeated="1018"/>
        </table:table-row>
        <table:table-row table:style-name="ro1">
          <table:table-cell office:value-type="float" office:value="1611046027737" calcext:value-type="float">
            <text:p>1611046027737</text:p>
          </table:table-cell>
          <table:table-cell office:value-type="float" office:value="1611046058090" calcext:value-type="float">
            <text:p>161104605809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formula="of:=[.B93]-[.A93]" office:value-type="float" office:value="30353" calcext:value-type="float">
            <text:p>30353</text:p>
          </table:table-cell>
          <table:table-cell table:formula="of:=[.B93]-[.A93]" office:value-type="float" office:value="30353" calcext:value-type="float">
            <text:p>30353</text:p>
          </table:table-cell>
          <table:table-cell table:number-columns-repeated="1018"/>
        </table:table-row>
        <table:table-row table:style-name="ro1">
          <table:table-cell office:value-type="float" office:value="1611046058154" calcext:value-type="float">
            <text:p>1611046058154</text:p>
          </table:table-cell>
          <table:table-cell office:value-type="float" office:value="1611046083180" calcext:value-type="float">
            <text:p>161104608318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B94]-[.A94]" office:value-type="float" office:value="25026" calcext:value-type="float">
            <text:p>25026</text:p>
          </table:table-cell>
          <table:table-cell table:formula="of:=[.B94]-[.A94]" office:value-type="float" office:value="25026" calcext:value-type="float">
            <text:p>25026</text:p>
          </table:table-cell>
          <table:table-cell table:number-columns-repeated="1018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Accent1" style:display-name="20% - Accent1" style:family="table-cell" style:parent-style-name="Default" style:data-style-name="N0">
      <style:table-cell-properties fo:background-color="#d9e1f2"/>
    </style:style>
    <style:style style:name="_32_0_25__20_-_20_Accent2" style:display-name="20% - Accent2" style:family="table-cell" style:parent-style-name="Default" style:data-style-name="N0">
      <style:table-cell-properties fo:background-color="#fce4d6"/>
    </style:style>
    <style:style style:name="_32_0_25__20_-_20_Accent3" style:display-name="20% - Accent3" style:family="table-cell" style:parent-style-name="Default" style:data-style-name="N0">
      <style:table-cell-properties fo:background-color="#ededed"/>
    </style:style>
    <style:style style:name="_32_0_25__20_-_20_Accent4" style:display-name="20% - Accent4" style:family="table-cell" style:parent-style-name="Default" style:data-style-name="N0">
      <style:table-cell-properties fo:background-color="#fff2cc"/>
    </style:style>
    <style:style style:name="_32_0_25__20_-_20_Accent5" style:display-name="20% - Accent5" style:family="table-cell" style:parent-style-name="Default" style:data-style-name="N0">
      <style:table-cell-properties fo:background-color="#ddebf7"/>
    </style:style>
    <style:style style:name="_32_0_25__20_-_20_Accent6" style:display-name="20% - Accent6" style:family="table-cell" style:parent-style-name="Default" style:data-style-name="N0">
      <style:table-cell-properties fo:background-color="#e2efda"/>
    </style:style>
    <style:style style:name="_34_0_25__20_-_20_Accent1" style:display-name="40% - Accent1" style:family="table-cell" style:parent-style-name="Default" style:data-style-name="N0">
      <style:table-cell-properties fo:background-color="#b4c6e7"/>
    </style:style>
    <style:style style:name="_34_0_25__20_-_20_Accent2" style:display-name="40% - Accent2" style:family="table-cell" style:parent-style-name="Default" style:data-style-name="N0">
      <style:table-cell-properties fo:background-color="#f8cbad"/>
    </style:style>
    <style:style style:name="_34_0_25__20_-_20_Accent3" style:display-name="40% - Accent3" style:family="table-cell" style:parent-style-name="Default" style:data-style-name="N0">
      <style:table-cell-properties fo:background-color="#dbdbdb"/>
    </style:style>
    <style:style style:name="_34_0_25__20_-_20_Accent4" style:display-name="40% - Accent4" style:family="table-cell" style:parent-style-name="Default" style:data-style-name="N0">
      <style:table-cell-properties fo:background-color="#ffe699"/>
    </style:style>
    <style:style style:name="_34_0_25__20_-_20_Accent5" style:display-name="40% - Accent5" style:family="table-cell" style:parent-style-name="Default" style:data-style-name="N0">
      <style:table-cell-properties fo:background-color="#bdd7ee"/>
    </style:style>
    <style:style style:name="_34_0_25__20_-_20_Accent6" style:display-name="40% - Accent6" style:family="table-cell" style:parent-style-name="Default" style:data-style-name="N0">
      <style:table-cell-properties fo:background-color="#c6e0b4"/>
    </style:style>
    <style:style style:name="_36_0_25__20_-_20_Accent1" style:display-name="60% - Accent1" style:family="table-cell" style:parent-style-name="Default" style:data-style-name="N0">
      <style:table-cell-properties fo:background-color="#8ea9db"/>
    </style:style>
    <style:style style:name="_36_0_25__20_-_20_Accent2" style:display-name="60% - Accent2" style:family="table-cell" style:parent-style-name="Default" style:data-style-name="N0">
      <style:table-cell-properties fo:background-color="#f4b084"/>
    </style:style>
    <style:style style:name="_36_0_25__20_-_20_Accent3" style:display-name="60% - Accent3" style:family="table-cell" style:parent-style-name="Default" style:data-style-name="N0">
      <style:table-cell-properties fo:background-color="#c9c9c9"/>
    </style:style>
    <style:style style:name="_36_0_25__20_-_20_Accent4" style:display-name="60% - Accent4" style:family="table-cell" style:parent-style-name="Default" style:data-style-name="N0">
      <style:table-cell-properties fo:background-color="#ffd966"/>
    </style:style>
    <style:style style:name="_36_0_25__20_-_20_Accent5" style:display-name="60% - Accent5" style:family="table-cell" style:parent-style-name="Default" style:data-style-name="N0">
      <style:table-cell-properties fo:background-color="#9bc2e6"/>
    </style:style>
    <style:style style:name="_36_0_25__20_-_20_Accent6" style:display-name="60% - Accent6" style:family="table-cell" style:parent-style-name="Default" style:data-style-name="N0">
      <style:table-cell-properties fo:background-color="#a9d08e"/>
    </style:style>
    <style:style style:name="Accent1" style:family="table-cell" style:parent-style-name="Default" style:data-style-name="N0">
      <style:table-cell-properties fo:background-color="#4472c4"/>
      <style:text-properties fo:color="#ffffff"/>
    </style:style>
    <style:style style:name="Accent2" style:family="table-cell" style:parent-style-name="Default" style:data-style-name="N0">
      <style:table-cell-properties fo:background-color="#ed7d31"/>
      <style:text-properties fo:color="#ffffff"/>
    </style:style>
    <style:style style:name="Accent3" style:family="table-cell" style:parent-style-name="Default" style:data-style-name="N0">
      <style:table-cell-properties fo:background-color="#a5a5a5"/>
      <style:text-properties fo:color="#ffffff"/>
    </style:style>
    <style:style style:name="Accent4" style:family="table-cell" style:parent-style-name="Default" style:data-style-name="N0">
      <style:table-cell-properties fo:background-color="#ffc000"/>
      <style:text-properties fo:color="#ffffff"/>
    </style:style>
    <style:style style:name="Accent5" style:family="table-cell" style:parent-style-name="Default" style:data-style-name="N0">
      <style:table-cell-properties fo:background-color="#5b9bd5"/>
      <style:text-properties fo:color="#ffffff"/>
    </style:style>
    <style:style style:name="Accent6" style:family="table-cell" style:parent-style-name="Default" style:data-style-name="N0">
      <style:table-cell-properties fo:background-color="#70ad47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2.01pt solid #8ea9db" fo:border-left="none" fo:border-right="none" fo:border-top="none"/>
      <style:text-properties fo:color="#44546a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44546a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5700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Total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1-01-19T08:48:43Z</meta:creation-date>
    <dc:date>2021-01-21T14:15:25.889245143</dc:date>
    <meta:editing-duration>PT4M55S</meta:editing-duration>
    <meta:editing-cycles>1</meta:editing-cycles>
    <meta:document-statistic meta:table-count="1" meta:cell-count="505" meta:object-count="0"/>
  </office:meta>
</office:document-meta>
</file>